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2">
          <table:table-cell office:value-type="float" office:value="0" calcext:value-type="float">
            <text:p>0</text:p>
          </table:table-cell>
          <table:table-cell table:formula="of:=SIN(([.A1]/180)*3.1415926)" office:value-type="float" office:value="0" calcext:value-type="float">
            <text:p/>
          </table:table-cell>
          <table:table-cell table:formula="of:=1-[.B1]" office:value-type="float" office:value="1" calcext:value-type="float">
            <text:p/>
          </table:table-cell>
          <table:table-cell table:formula="of:=[.C1]*255" office:value-type="float" office:value="255" calcext:value-type="float">
            <text:p/>
          </table:table-cell>
          <table:table-cell table:formula="of:=ROUND([.D1])" office:value-type="float" office:value="255" calcext:value-type="float">
            <text:p/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SIN(([.A2]/180)*3.1415926)" office:value-type="float" office:value="0.0523359553510047" calcext:value-type="float">
            <text:p/>
          </table:table-cell>
          <table:table-cell table:formula="of:=1-[.B2]" office:value-type="float" office:value="0.947664044648995" calcext:value-type="float">
            <text:p/>
          </table:table-cell>
          <table:table-cell table:formula="of:=[.C2]*255" office:value-type="float" office:value="241.654331385494" calcext:value-type="float">
            <text:p/>
          </table:table-cell>
          <table:table-cell table:formula="of:=ROUND([.D2])" office:value-type="float" office:value="242" calcext:value-type="float">
            <text:p/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SIN(([.A3]/180)*3.1415926)" office:value-type="float" office:value="0.104528461491113" calcext:value-type="float">
            <text:p/>
          </table:table-cell>
          <table:table-cell table:formula="of:=1-[.B3]" office:value-type="float" office:value="0.895471538508887" calcext:value-type="float">
            <text:p/>
          </table:table-cell>
          <table:table-cell table:formula="of:=[.C3]*255" office:value-type="float" office:value="228.345242319766" calcext:value-type="float">
            <text:p/>
          </table:table-cell>
          <table:table-cell table:formula="of:=ROUND([.D3])" office:value-type="float" office:value="228" calcext:value-type="float">
            <text:p/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SIN(([.A4]/180)*3.1415926)" office:value-type="float" office:value="0.15643446239373" calcext:value-type="float">
            <text:p/>
          </table:table-cell>
          <table:table-cell table:formula="of:=1-[.B4]" office:value-type="float" office:value="0.84356553760627" calcext:value-type="float">
            <text:p/>
          </table:table-cell>
          <table:table-cell table:formula="of:=[.C4]*255" office:value-type="float" office:value="215.109212089599" calcext:value-type="float">
            <text:p/>
          </table:table-cell>
          <table:table-cell table:formula="of:=ROUND([.D4])" office:value-type="float" office:value="215" calcext:value-type="float">
            <text:p/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SIN(([.A5]/180)*3.1415926)" office:value-type="float" office:value="0.207911687323177" calcext:value-type="float">
            <text:p/>
          </table:table-cell>
          <table:table-cell table:formula="of:=1-[.B5]" office:value-type="float" office:value="0.792088312676823" calcext:value-type="float">
            <text:p/>
          </table:table-cell>
          <table:table-cell table:formula="of:=[.C5]*255" office:value-type="float" office:value="201.98251973259" calcext:value-type="float">
            <text:p/>
          </table:table-cell>
          <table:table-cell table:formula="of:=ROUND([.D5])" office:value-type="float" office:value="202" calcext:value-type="float">
            <text:p/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SIN(([.A6]/180)*3.1415926)" office:value-type="float" office:value="0.258819040788874" calcext:value-type="float">
            <text:p/>
          </table:table-cell>
          <table:table-cell table:formula="of:=1-[.B6]" office:value-type="float" office:value="0.741180959211126" calcext:value-type="float">
            <text:p/>
          </table:table-cell>
          <table:table-cell table:formula="of:=[.C6]*255" office:value-type="float" office:value="189.001144598837" calcext:value-type="float">
            <text:p/>
          </table:table-cell>
          <table:table-cell table:formula="of:=ROUND([.D6])" office:value-type="float" office:value="189" calcext:value-type="float">
            <text:p/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SIN(([.A7]/180)*3.1415926)" office:value-type="float" office:value="0.309016989278255" calcext:value-type="float">
            <text:p/>
          </table:table-cell>
          <table:table-cell table:formula="of:=1-[.B7]" office:value-type="float" office:value="0.690983010721745" calcext:value-type="float">
            <text:p/>
          </table:table-cell>
          <table:table-cell table:formula="of:=[.C7]*255" office:value-type="float" office:value="176.200667734045" calcext:value-type="float">
            <text:p/>
          </table:table-cell>
          <table:table-cell table:formula="of:=ROUND([.D7])" office:value-type="float" office:value="176" calcext:value-type="float">
            <text:p/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SIN(([.A8]/180)*3.1415926)" office:value-type="float" office:value="0.358367943708422" calcext:value-type="float">
            <text:p/>
          </table:table-cell>
          <table:table-cell table:formula="of:=1-[.B8]" office:value-type="float" office:value="0.641632056291578" calcext:value-type="float">
            <text:p/>
          </table:table-cell>
          <table:table-cell table:formula="of:=[.C8]*255" office:value-type="float" office:value="163.616174354352" calcext:value-type="float">
            <text:p/>
          </table:table-cell>
          <table:table-cell table:formula="of:=ROUND([.D8])" office:value-type="float" office:value="164" calcext:value-type="float">
            <text:p/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SIN(([.A9]/180)*3.1415926)" office:value-type="float" office:value="0.406736636548239" calcext:value-type="float">
            <text:p/>
          </table:table-cell>
          <table:table-cell table:formula="of:=1-[.B9]" office:value-type="float" office:value="0.593263363451761" calcext:value-type="float">
            <text:p/>
          </table:table-cell>
          <table:table-cell table:formula="of:=[.C9]*255" office:value-type="float" office:value="151.282157680199" calcext:value-type="float">
            <text:p/>
          </table:table-cell>
          <table:table-cell table:formula="of:=ROUND([.D9])" office:value-type="float" office:value="151" calcext:value-type="float">
            <text:p/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SIN(([.A10]/180)*3.1415926)" office:value-type="float" office:value="0.453990492577218" calcext:value-type="float">
            <text:p/>
          </table:table-cell>
          <table:table-cell table:formula="of:=1-[.B10]" office:value-type="float" office:value="0.546009507422782" calcext:value-type="float">
            <text:p/>
          </table:table-cell>
          <table:table-cell table:formula="of:=[.C10]*255" office:value-type="float" office:value="139.232424392809" calcext:value-type="float">
            <text:p/>
          </table:table-cell>
          <table:table-cell table:formula="of:=ROUND([.D10])" office:value-type="float" office:value="139" calcext:value-type="float">
            <text:p/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SIN(([.A11]/180)*3.1415926)" office:value-type="float" office:value="0.49999999226498" calcext:value-type="float">
            <text:p/>
          </table:table-cell>
          <table:table-cell table:formula="of:=1-[.B11]" office:value-type="float" office:value="0.50000000773502" calcext:value-type="float">
            <text:p/>
          </table:table-cell>
          <table:table-cell table:formula="of:=[.C11]*255" office:value-type="float" office:value="127.50000197243" calcext:value-type="float">
            <text:p/>
          </table:table-cell>
          <table:table-cell table:formula="of:=ROUND([.D11])" office:value-type="float" office:value="128" calcext:value-type="float">
            <text:p/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SIN(([.A12]/180)*3.1415926)" office:value-type="float" office:value="0.54463902677526" calcext:value-type="float">
            <text:p/>
          </table:table-cell>
          <table:table-cell table:formula="of:=1-[.B12]" office:value-type="float" office:value="0.45536097322474" calcext:value-type="float">
            <text:p/>
          </table:table-cell>
          <table:table-cell table:formula="of:=[.C12]*255" office:value-type="float" office:value="116.117048172309" calcext:value-type="float">
            <text:p/>
          </table:table-cell>
          <table:table-cell table:formula="of:=ROUND([.D12])" office:value-type="float" office:value="116" calcext:value-type="float">
            <text:p/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SIN(([.A13]/180)*3.1415926)" office:value-type="float" office:value="0.587785243621462" calcext:value-type="float">
            <text:p/>
          </table:table-cell>
          <table:table-cell table:formula="of:=1-[.B13]" office:value-type="float" office:value="0.412214756378538" calcext:value-type="float">
            <text:p/>
          </table:table-cell>
          <table:table-cell table:formula="of:=[.C13]*255" office:value-type="float" office:value="105.114762876527" calcext:value-type="float">
            <text:p/>
          </table:table-cell>
          <table:table-cell table:formula="of:=ROUND([.D13])" office:value-type="float" office:value="105" calcext:value-type="float">
            <text:p/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SIN(([.A14]/180)*3.1415926)" office:value-type="float" office:value="0.629320382026301" calcext:value-type="float">
            <text:p/>
          </table:table-cell>
          <table:table-cell table:formula="of:=1-[.B14]" office:value-type="float" office:value="0.370679617973699" calcext:value-type="float">
            <text:p/>
          </table:table-cell>
          <table:table-cell table:formula="of:=[.C14]*255" office:value-type="float" office:value="94.5233025832932" calcext:value-type="float">
            <text:p/>
          </table:table-cell>
          <table:table-cell table:formula="of:=ROUND([.D14])" office:value-type="float" office:value="95" calcext:value-type="float">
            <text:p/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SIN(([.A15]/180)*3.1415926)" office:value-type="float" office:value="0.669130597066363" calcext:value-type="float">
            <text:p/>
          </table:table-cell>
          <table:table-cell table:formula="of:=1-[.B15]" office:value-type="float" office:value="0.330869402933637" calcext:value-type="float">
            <text:p/>
          </table:table-cell>
          <table:table-cell table:formula="of:=[.C15]*255" office:value-type="float" office:value="84.3716977480773" calcext:value-type="float">
            <text:p/>
          </table:table-cell>
          <table:table-cell table:formula="of:=ROUND([.D15])" office:value-type="float" office:value="84" calcext:value-type="float">
            <text:p/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SIN(([.A16]/180)*3.1415926)" office:value-type="float" office:value="0.707106771713121" calcext:value-type="float">
            <text:p/>
          </table:table-cell>
          <table:table-cell table:formula="of:=1-[.B16]" office:value-type="float" office:value="0.292893228286879" calcext:value-type="float">
            <text:p/>
          </table:table-cell>
          <table:table-cell table:formula="of:=[.C16]*255" office:value-type="float" office:value="74.6877732131541" calcext:value-type="float">
            <text:p/>
          </table:table-cell>
          <table:table-cell table:formula="of:=ROUND([.D16])" office:value-type="float" office:value="75" calcext:value-type="float">
            <text:p/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SIN(([.A17]/180)*3.1415926)" office:value-type="float" office:value="0.743144815915109" calcext:value-type="float">
            <text:p/>
          </table:table-cell>
          <table:table-cell table:formula="of:=1-[.B17]" office:value-type="float" office:value="0.256855184084891" calcext:value-type="float">
            <text:p/>
          </table:table-cell>
          <table:table-cell table:formula="of:=[.C17]*255" office:value-type="float" office:value="65.4980719416473" calcext:value-type="float">
            <text:p/>
          </table:table-cell>
          <table:table-cell table:formula="of:=ROUND([.D17])" office:value-type="float" office:value="65" calcext:value-type="float">
            <text:p/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SIN(([.A18]/180)*3.1415926)" office:value-type="float" office:value="0.777145951901512" calcext:value-type="float">
            <text:p/>
          </table:table-cell>
          <table:table-cell table:formula="of:=1-[.B18]" office:value-type="float" office:value="0.222854048098488" calcext:value-type="float">
            <text:p/>
          </table:table-cell>
          <table:table-cell table:formula="of:=[.C18]*255" office:value-type="float" office:value="56.8277822651145" calcext:value-type="float">
            <text:p/>
          </table:table-cell>
          <table:table-cell table:formula="of:=ROUND([.D18])" office:value-type="float" office:value="57" calcext:value-type="float">
            <text:p/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SIN(([.A19]/180)*3.1415926)" office:value-type="float" office:value="0.80901698492516" calcext:value-type="float">
            <text:p/>
          </table:table-cell>
          <table:table-cell table:formula="of:=1-[.B19]" office:value-type="float" office:value="0.19098301507484" calcext:value-type="float">
            <text:p/>
          </table:table-cell>
          <table:table-cell table:formula="of:=[.C19]*255" office:value-type="float" office:value="48.7006688440841" calcext:value-type="float">
            <text:p/>
          </table:table-cell>
          <table:table-cell table:formula="of:=ROUND([.D19])" office:value-type="float" office:value="49" calcext:value-type="float">
            <text:p/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SIN(([.A20]/180)*3.1415926)" office:value-type="float" office:value="0.838670558702844" calcext:value-type="float">
            <text:p/>
          </table:table-cell>
          <table:table-cell table:formula="of:=1-[.B20]" office:value-type="float" office:value="0.161329441297156" calcext:value-type="float">
            <text:p/>
          </table:table-cell>
          <table:table-cell table:formula="of:=[.C20]*255" office:value-type="float" office:value="41.1390075307747" calcext:value-type="float">
            <text:p/>
          </table:table-cell>
          <table:table-cell table:formula="of:=ROUND([.D20])" office:value-type="float" office:value="41" calcext:value-type="float">
            <text:p/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SIN(([.A21]/180)*3.1415926)" office:value-type="float" office:value="0.866025394852806" calcext:value-type="float">
            <text:p/>
          </table:table-cell>
          <table:table-cell table:formula="of:=1-[.B21]" office:value-type="float" office:value="0.133974605147194" calcext:value-type="float">
            <text:p/>
          </table:table-cell>
          <table:table-cell table:formula="of:=[.C21]*255" office:value-type="float" office:value="34.1635243125344" calcext:value-type="float">
            <text:p/>
          </table:table-cell>
          <table:table-cell table:formula="of:=ROUND([.D21])" office:value-type="float" office:value="34" calcext:value-type="float">
            <text:p/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SIN(([.A22]/180)*3.1415926)" office:value-type="float" office:value="0.891006515673128" calcext:value-type="float">
            <text:p/>
          </table:table-cell>
          <table:table-cell table:formula="of:=1-[.B22]" office:value-type="float" office:value="0.108993484326872" calcext:value-type="float">
            <text:p/>
          </table:table-cell>
          <table:table-cell table:formula="of:=[.C22]*255" office:value-type="float" office:value="27.7933385033524" calcext:value-type="float">
            <text:p/>
          </table:table-cell>
          <table:table-cell table:formula="of:=ROUND([.D22])" office:value-type="float" office:value="28" calcext:value-type="float">
            <text:p/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SIN(([.A23]/180)*3.1415926)" office:value-type="float" office:value="0.913545449650392" calcext:value-type="float">
            <text:p/>
          </table:table-cell>
          <table:table-cell table:formula="of:=1-[.B23]" office:value-type="float" office:value="0.0864545503496079" calcext:value-type="float">
            <text:p/>
          </table:table-cell>
          <table:table-cell table:formula="of:=[.C23]*255" office:value-type="float" office:value="22.04591033915" calcext:value-type="float">
            <text:p/>
          </table:table-cell>
          <table:table-cell table:formula="of:=ROUND([.D23])" office:value-type="float" office:value="22" calcext:value-type="float">
            <text:p/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SIN(([.A24]/180)*3.1415926)" office:value-type="float" office:value="0.933580419135337" calcext:value-type="float">
            <text:p/>
          </table:table-cell>
          <table:table-cell table:formula="of:=1-[.B24]" office:value-type="float" office:value="0.0664195808646632" calcext:value-type="float">
            <text:p/>
          </table:table-cell>
          <table:table-cell table:formula="of:=[.C24]*255" office:value-type="float" office:value="16.9369931204891" calcext:value-type="float">
            <text:p/>
          </table:table-cell>
          <table:table-cell table:formula="of:=ROUND([.D24])" office:value-type="float" office:value="17" calcext:value-type="float">
            <text:p/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SIN(([.A25]/180)*3.1415926)" office:value-type="float" office:value="0.951056509671091" calcext:value-type="float">
            <text:p/>
          </table:table-cell>
          <table:table-cell table:formula="of:=1-[.B25]" office:value-type="float" office:value="0.0489434903289093" calcext:value-type="float">
            <text:p/>
          </table:table-cell>
          <table:table-cell table:formula="of:=[.C25]*255" office:value-type="float" office:value="12.4805900338719" calcext:value-type="float">
            <text:p/>
          </table:table-cell>
          <table:table-cell table:formula="of:=ROUND([.D25])" office:value-type="float" office:value="12" calcext:value-type="float">
            <text:p/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SIN(([.A26]/180)*3.1415926)" office:value-type="float" office:value="0.965925820509877" calcext:value-type="float">
            <text:p/>
          </table:table-cell>
          <table:table-cell table:formula="of:=1-[.B26]" office:value-type="float" office:value="0.0340741794901233" calcext:value-type="float">
            <text:p/>
          </table:table-cell>
          <table:table-cell table:formula="of:=[.C26]*255" office:value-type="float" office:value="8.68891576998143" calcext:value-type="float">
            <text:p/>
          </table:table-cell>
          <table:table-cell table:formula="of:=ROUND([.D26])" office:value-type="float" office:value="9" calcext:value-type="float">
            <text:p/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SIN(([.A27]/180)*3.1415926)" office:value-type="float" office:value="0.978147595905629" calcext:value-type="float">
            <text:p/>
          </table:table-cell>
          <table:table-cell table:formula="of:=1-[.B27]" office:value-type="float" office:value="0.0218524040943705" calcext:value-type="float">
            <text:p/>
          </table:table-cell>
          <table:table-cell table:formula="of:=[.C27]*255" office:value-type="float" office:value="5.57236304406448" calcext:value-type="float">
            <text:p/>
          </table:table-cell>
          <table:table-cell table:formula="of:=ROUND([.D27])" office:value-type="float" office:value="6" calcext:value-type="float">
            <text:p/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SIN(([.A28]/180)*3.1415926)" office:value-type="float" office:value="0.987688336822657" calcext:value-type="float">
            <text:p/>
          </table:table-cell>
          <table:table-cell table:formula="of:=1-[.B28]" office:value-type="float" office:value="0.0123116631773433" calcext:value-type="float">
            <text:p/>
          </table:table-cell>
          <table:table-cell table:formula="of:=[.C28]*255" office:value-type="float" office:value="3.13947411022255" calcext:value-type="float">
            <text:p/>
          </table:table-cell>
          <table:table-cell table:formula="of:=ROUND([.D28])" office:value-type="float" office:value="3" calcext:value-type="float">
            <text:p/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SIN(([.A29]/180)*3.1415926)" office:value-type="float" office:value="0.994521892754166" calcext:value-type="float">
            <text:p/>
          </table:table-cell>
          <table:table-cell table:formula="of:=1-[.B29]" office:value-type="float" office:value="0.00547810724583442" calcext:value-type="float">
            <text:p/>
          </table:table-cell>
          <table:table-cell table:formula="of:=[.C29]*255" office:value-type="float" office:value="1.39691734768778" calcext:value-type="float">
            <text:p/>
          </table:table-cell>
          <table:table-cell table:formula="of:=ROUND([.D29])" office:value-type="float" office:value="1" calcext:value-type="float">
            <text:p/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SIN(([.A30]/180)*3.1415926)" office:value-type="float" office:value="0.998629533398982" calcext:value-type="float">
            <text:p/>
          </table:table-cell>
          <table:table-cell table:formula="of:=1-[.B30]" office:value-type="float" office:value="0.00137046660101847" calcext:value-type="float">
            <text:p/>
          </table:table-cell>
          <table:table-cell table:formula="of:=[.C30]*255" office:value-type="float" office:value="0.34946898325971" calcext:value-type="float">
            <text:p/>
          </table:table-cell>
          <table:table-cell table:formula="of:=ROUND([.D30])" office:value-type="float" office:value="0" calcext:value-type="float">
            <text:p/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SIN(([.A31]/180)*3.1415926)" office:value-type="float" office:value="1" calcext:value-type="float">
            <text:p/>
          </table:table-cell>
          <table:table-cell table:formula="of:=1-[.B31]" office:value-type="float" office:value="0" calcext:value-type="float">
            <text:p/>
          </table:table-cell>
          <table:table-cell table:formula="of:=[.C31]*255" office:value-type="float" office:value="0" calcext:value-type="float">
            <text:p/>
          </table:table-cell>
          <table:table-cell table:formula="of:=ROUND([.D31])" office:value-type="float" office:value="0" calcext:value-type="float">
            <text:p/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bg" fo:country="BG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.00.0000</text:date>, <text:time style:data-style-name="N2" text:time-value="15:00:13.2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2.2.1$Windows_x86 LibreOffice_project/3be8cda0bddd8e430d8cda1ebfd581265cca5a0f</meta:generator>
    <dc:date>2014-12-11T15:15:35.728000000</dc:date>
    <meta:document-statistic meta:table-count="3" meta:cell-count="155" meta:object-count="0"/>
    <meta:user-defined meta:name="Info 1"/>
    <meta:user-defined meta:name="Info 2"/>
    <meta:user-defined meta:name="Info 3"/>
    <meta:user-defined meta:name="Info 4"/>
  </office:meta>
</office:document-meta>
</file>